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stroke-linejoin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stroke-linejoin="round" draw:fill="none" draw:fill-color="#000000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276cm" draw:marker-end-width="0.276cm" draw:stroke-linejoin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stroke-linejoin="round" draw:fill="none" draw:fill-color="#ffffff" draw:textarea-horizontal-align="center" draw:textarea-vertical-align="middle" draw:auto-grow-height="true" draw:auto-grow-width="false" fo:min-height="0.865cm" fo:min-width="4.633cm"/>
    </style:style>
    <style:style style:name="gr5" style:family="graphic" style:parent-style-name="objectwithoutfill">
      <style:graphic-properties draw:stroke="dash" draw:stroke-dash="Fine_20_Dashed" svg:stroke-width="0.051cm" draw:marker-start-width="0.276cm" draw:marker-end-width="0.276cm" draw:stroke-linejoin="round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heads_20_3" draw:marker-end-width="0.376cm" draw:stroke-linejoin="round" draw:fill="none" draw:textarea-vertical-align="bottom" fo:padding-top="-0.204cm" fo:padding-bottom="0.254cm" fo:padding-left="0.275cm" fo:padding-right="0.275cm"/>
    </style:style>
    <style:style style:name="gr7" style:family="graphic" style:parent-style-name="objectwithoutfill">
      <style:graphic-properties svg:stroke-width="0.051cm" draw:marker-start="Arrowheads_20_3" draw:marker-start-width="0.276cm" draw:marker-end-width="0.376cm" draw:stroke-linejoin="round" draw:fill="none" draw:textarea-vertical-align="bottom" fo:padding-top="-0.204cm" fo:padding-bottom="0.254cm" fo:padding-left="0.275cm" fo:padding-right="0.275cm"/>
    </style:style>
    <style:style style:name="gr8" style:family="graphic" style:parent-style-name="objectwithoutfill">
      <style:graphic-properties draw:stroke="solid" draw:stroke-dash="Line_20_Style_20_9" svg:stroke-width="0.051cm" svg:stroke-color="#808080" draw:marker-start-width="0.276cm" draw:marker-end="Arrowheads_20_3" draw:marker-end-width="0.376cm" draw:stroke-linejoin="round" draw:fill="none" draw:textarea-vertical-align="bottom" fo:padding-top="-0.204cm" fo:padding-bottom="0.254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808080" draw:marker-start-width="0.276cm" draw:marker-end-width="0.276cm" draw:stroke-linejoin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0000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008000"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950e" fo:font-weight="bold" style:font-weight-asian="bold" style:font-weight-complex="bold"/>
    </style:style>
    <style:style style:name="T6" style:family="text">
      <style:text-properties fo:color="#808080" fo:font-weight="normal" style:font-weight-asian="normal" style:font-weight-complex="normal"/>
    </style:style>
    <style:style style:name="T7" style:family="text">
      <style:text-properties fo:color="#8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794cm" svg:height="1.905cm" svg:x="8.62cm" svg:y="1.651cm">
            <text:p text:style-name="P1"><text:span text:style-name="T1">Brow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794cm" svg:height="1.905cm" svg:x="3.413cm" svg:y="1.651cm">
            <text:p text:style-name="P1"><text:span text:style-name="T1">Express</text:span></text:p>
            <text:p text:style-name="P1"><text:span text:style-name="T1">Server</text:span></text:p>
            <text:p text:style-name="P1"><text:span text:style-name="T1">(ZappaJ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794cm" svg:height="1.905cm" svg:x="14.081cm" svg:y="1.651cm">
            <text:p text:style-name="P1"><text:span text:style-name="T1">Socket.IO</text:span></text:p>
            <text:p text:style-name="P1"><text:span text:style-name="T1">Server</text:span></text:p>
            <text:p text:style-name="P1"><text:span text:style-name="T1">(ZappaJS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5.113cm" svg:height="2.937cm" svg:x="2.778cm" svg:y="4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2.937cm" svg:height="1.115cm" draw:transform="rotate (1.5707963267949) translate (1.663cm 7.255cm)">
            <draw:text-box>
              <text:p text:style-name="P1"><text:span text:style-name="T1">Connect to</text:span><text:span text:style-name="T1"><text:line-break/></text:span><text:span text:style-name="T1">WebSocket</text:span></text:p>
            </draw:text-box>
          </draw:frame>
          <draw:line draw:style-name="gr5" draw:text-style-name="P4" draw:layer="layout" svg:x1="4.81cm" svg:y1="3.683cm" svg:x2="4.81cm" svg:y2="13.478cm">
            <text:p/>
          </draw:line>
          <draw:line draw:style-name="gr5" draw:text-style-name="P4" draw:layer="layout" svg:x1="10.017cm" svg:y1="3.683cm" svg:x2="10.017cm" svg:y2="13.478cm">
            <text:p/>
          </draw:line>
          <draw:line draw:style-name="gr5" draw:text-style-name="P4" draw:layer="layout" svg:x1="15.478cm" svg:y1="3.683cm" svg:x2="15.478cm" svg:y2="13.478cm">
            <text:p/>
          </draw:line>
          <draw:line draw:style-name="gr6" draw:text-style-name="P4" draw:layer="layout" svg:x1="10.271cm" svg:y1="5.207cm" svg:x2="15.224cm" svg:y2="5.207cm">
            <text:p text:style-name="P1"><text:span text:style-name="T2">socket</text:span> = io url</text:p>
          </draw:line>
          <draw:line draw:style-name="gr7" draw:text-style-name="P6" draw:layer="layout" svg:x1="10.271cm" svg:y1="6.577cm" svg:x2="15.224cm" svg:y2="6.577cm">
            <text:p text:style-name="P1"><text:span text:style-name="T2">socket</text:span><text:span text:style-name="T3">.id</text:span></text:p>
          </draw:line>
          <draw:custom-shape draw:style-name="gr3" draw:text-style-name="P4" draw:layer="layout" svg:width="15.113cm" svg:height="2.81cm" svg:x="2.778cm" svg:y="7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4.937cm" svg:y1="8.871cm" svg:x2="9.89cm" svg:y2="8.871cm">
            <text:p text:style-name="P1"><text:span text:style-name="T4">channel_name</text:span>, <text:span text:style-name="T2">socket</text:span><text:span text:style-name="T3">.id</text:span></text:p>
          </draw:line>
          <draw:line draw:style-name="gr6" draw:text-style-name="P4" draw:layer="layout" svg:x1="4.937cm" svg:y1="10.268cm" svg:x2="9.89cm" svg:y2="10.268cm">
            <text:p text:style-name="P1">{<text:span text:style-name="T5">key:signature</text:span>}</text:p>
          </draw:line>
          <draw:frame draw:style-name="gr4" draw:text-style-name="P5" draw:layer="layout" svg:width="3.683cm" svg:height="1.115cm" draw:transform="rotate (1.5707963267949) translate (1.664cm 11.3cm)">
            <draw:text-box>
              <text:p text:style-name="P1"><text:span text:style-name="T1">Associate with</text:span></text:p>
              <text:p text:style-name="P1"><text:span text:style-name="T1">Express session</text:span></text:p>
            </draw:text-box>
          </draw:frame>
          <draw:line draw:style-name="gr8" draw:text-style-name="P4" draw:layer="layout" svg:x1="10.287cm" svg:y1="12.616cm" svg:x2="15.24cm" svg:y2="12.616cm">
            <text:p text:style-name="P1"><text:span text:style-name="T6">authorize using</text:span><text:span text:style-name="T7"><text:line-break/></text:span><text:span text:style-name="T4">channel_name</text:span><text:span text:style-name="T5">, key:signature</text:span></text:p>
          </draw:line>
          <draw:custom-shape draw:style-name="gr9" draw:text-style-name="P4" draw:layer="layout" svg:width="15.113cm" svg:height="1.777cm" svg:x="2.794cm" svg:y="11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UKIJ CJK" style:font-family-asian="'UKIJ CJ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éphane </meta:initial-creator>
    <meta:creation-date>2012-08-26T01:08:47</meta:creation-date>
    <dc:date>2016-02-22T22:20:01.691603472</dc:date>
    <meta:editing-duration>PT20M41S</meta:editing-duration>
    <meta:editing-cycles>13</meta:editing-cycles>
    <meta:generator>LibreOffice/5.0.5.2$Linux_X86_64 LibreOffice_project/00m0$Build-2</meta:generator>
    <meta:document-statistic meta:object-count="17"/>
  </office:meta>
</office:document-meta>
</file>